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text-properties fo:font-size="10pt" style:font-size-asian="10pt" style:font-size-complex="10pt"/>
    </style:style>
    <style:style style:name="P3" style:family="paragraph" style:parent-style-name="Text_20_body" style:list-style-name="L1">
      <style:text-properties fo:font-size="10pt" style:font-size-asian="10pt" style:font-size-complex="10pt"/>
    </style:style>
    <style:style style:name="P4" style:family="paragraph" style:parent-style-name="Text_20_body" style:list-style-name="L2">
      <style:text-properties fo:font-size="10pt" style:font-size-asian="10pt" style:font-size-complex="10pt"/>
    </style:style>
    <style:style style:name="P5" style:family="paragraph" style:parent-style-name="Text_20_body" style:list-style-name="L3">
      <style:text-properties fo:font-size="10pt" style:font-size-asian="10pt" style:font-size-complex="10pt"/>
    </style:style>
    <style:style style:name="P6" style:family="paragraph" style:parent-style-name="Text_20_body" style:list-style-name="L4">
      <style:text-properties fo:font-size="10pt" style:font-size-asian="10pt" style:font-size-complex="10pt"/>
    </style:style>
    <style:style style:name="T1" style:family="text">
      <style:text-properties fo:font-size="14pt" fo:font-weight="bold"/>
    </style:style>
    <style:style style:name="T2" style:family="text">
      <style:text-properties fo:font-weight="bold"/>
    </style:style>
    <style:style style:name="T3" style:family="text">
      <style:text-properties fo:color="#cc0000"/>
    </style:style>
    <style:style style:name="T4" style:family="text">
      <style:text-properties fo:color="#cc0000" style:font-name="Arial" fo:font-size="10pt"/>
    </style:style>
    <style:style style:name="T5" style:family="text">
      <style:text-properties fo:color="#cc0000" style:font-name="Arial" fo:font-size="10pt" style:font-size-asian="10pt" style:font-size-complex="10pt"/>
    </style:style>
    <style:style style:name="T6" style:family="text">
      <style:text-properties fo:color="#cc0000" fo:font-size="10pt" style:font-size-asian="10pt" style:font-size-complex="10pt"/>
    </style:style>
    <style:style style:name="T7" style:family="text">
      <style:text-properties fo:font-size="10pt"/>
    </style:style>
    <style:style style:name="T8" style:family="text">
      <style:text-properties fo:font-size="10pt" fo:font-weight="bold"/>
    </style:style>
    <style:style style:name="T9" style:family="text">
      <style:text-properties fo:font-size="10pt" fo:font-weight="bold" style:font-size-asian="10pt" style:font-size-complex="10pt"/>
    </style:style>
    <style:style style:name="T10" style:family="text">
      <style:text-properties fo:font-size="10pt" style:font-size-asian="10pt" style:font-size-complex="10pt"/>
    </style:style>
    <style:style style:name="T11" style:family="text">
      <style:text-properties fo:color="#000000" style:font-name="Arial" fo:font-size="10pt"/>
    </style:style>
    <style:style style:name="T12" style:family="text">
      <style:text-properties fo:color="#000000" style:font-name="Arial" fo:font-size="10pt" fo:font-weight="bold"/>
    </style:style>
    <style:style style:name="T13" style:family="text">
      <style:text-properties fo:color="#000000" style:font-name="Arial" fo:font-size="10pt" style:font-size-asian="10pt" style:font-size-complex="10pt"/>
    </style:style>
    <style:style style:name="T14" style:family="text">
      <style:text-properties fo:color="#000000" style:font-name="Arial" fo:font-size="14pt"/>
    </style:style>
    <style:style style:name="T15" style:family="text">
      <style:text-properties fo:color="#000000" style:font-name="Arial" fo:font-size="14pt" fo:font-weight="bold"/>
    </style:style>
    <style:style style:name="T16" style:family="text">
      <style:text-properties fo:color="#000000" style:font-name="Arial" fo:font-size="18pt" fo:font-weight="bold"/>
    </style:style>
    <style:style style:name="T17" style:family="text">
      <style:text-properties fo:color="#000000" style:font-name="Arial" fo:font-size="12pt" fo:font-weight="bold" style:font-size-asian="12pt" style:font-size-complex="12pt"/>
    </style:style>
    <style:style style:name="T18" style:family="text">
      <style:text-properties fo:color="#000000" fo:font-size="10pt"/>
    </style:style>
    <style:style style:name="T19" style:family="text">
      <style:text-properties fo:color="#000000" fo:font-size="10pt" style:font-size-asian="10pt" style:font-size-complex="10pt"/>
    </style:style>
    <style:style style:name="T20" style:family="text">
      <style:text-properties fo:color="#ff0000"/>
    </style:style>
    <style:style style:name="T21" style:family="text">
      <style:text-properties fo:color="#ff0000" fo:font-size="10pt"/>
    </style:style>
    <style:style style:name="T22" style:family="text">
      <style:text-properties fo:color="#ff0000" fo:font-size="10pt" style:font-size-asian="10pt" style:font-size-complex="10pt"/>
    </style:style>
    <style:style style:name="T23" style:family="text">
      <style:text-properties fo:font-size="12pt" style:font-size-asian="12pt" style:font-size-complex="12pt"/>
    </style:style>
    <style:style style:name="T24" style:family="text">
      <style:text-properties fo:font-size="12pt" fo:font-weight="bold"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text:span text:style-name="T2">ospital Carlos Haya:</text:span><text:line-break/><text:line-break/><text:span text:style-name="T10">Progreso de la implantación (aproximado) usuario/usuarios totales o cualquier otra forma de medir el progreso si es posible : </text:span><text:span text:style-name="T9">Pendiente de confirmar</text:span><text:span text:style-name="T10"><text:line-break/>Fecha prevista para fin de la implantación : </text:span><text:span text:style-name="T9">Pendiente de confirmar</text:span><text:span text:style-name="T10"><text:line-break/>Número de usuarios : </text:span><text:span text:style-name="T9">Pendiente de confirmar</text:span><text:span text:style-name="T10"><text:line-break/>Número de terminales móviles : </text:span><text:span text:style-name="T9">Pendiente de confirmar</text:span><text:span text:style-name="T10"><text:line-break/>Terminales móviles utilizados : </text:span><text:span text:style-name="T9">Iphone</text:span><text:span text:style-name="T10"><text:line-break/>Usan outloook : </text:span><text:span text:style-name="T9">Si</text:span><text:span text:style-name="T10"><text:line-break/>Usan Thunderbird : </text:span><text:span text:style-name="T9">Si</text:span><text:span text:style-name="T10"><text:line-break/>Usa contactos en servidor : </text:span><text:span text:style-name="T9">Si</text:span><text:span text:style-name="T10"><text:line-break/><text:line-break/>Incidenias vigentes :<text:line-break/></text:span><text:span text:style-name="T6"><text:line-break/>106291 = 111276 </text:span><text:span text:style-name="T10">--&gt; Estos tickets hacen referencia a la incidencia "</text:span><text:bookmark text:name="j_id89:j_id166"/><text:span text:style-name="T10">Descripción:</text:span><text:bookmark text:name="j_id89:j_id167"/><text:bookmark text:name="j_id89:descripcion2"/><text:span text:style-name="T10">La usuaria silvia.saenztejada.sspa no puede sincronizar la agenda y contactos de su jefe carlos.martin.sspa" registrada por el Carlos Haya. Ambos tickets están pendientes de usuario el "106291" lo paso GMV a dicha fase en diciembre y desde entonces no han reclamado información, les voy a pedir que lo muevan y el ticket "111276" lo paso Maribel a pendiente de usuario a mediados de febrero, le pediremos información en la próxima reunión telefónica.<text:line-break/><text:line-break/></text:span><text:span text:style-name="T6">103913</text:span><text:span text:style-name="T10"> --&gt; Error de sincronización de AGATA desde cliente thunderbird "está momentaneamente no disponible" . El usuario adjunta el resultado de la prueba "wget" está en fase de GMV , pendient de analisis de resultados.</text:span></text:p>
      <text:p text:style-name="P2">Resumen de la reunión telefónica con el Carlos Haya.</text:p>
      <text:list xml:id="list5254481662477478989" text:style-name="L1">
        <text:list-item>
          <text:p text:style-name="P3">Tienen 3 usuarios apuntando a la URL del SAD, dos de ellos están trabajando sin problemas, hay una usuaria a la que le sigue apareciendo el problema de sincronización, le hemos solicitado los datos de esta usuaria para estudiar su caso en concreto (volumen de citas) </text:p>
        </text:list-item>
      </text:list>
      <text:list xml:id="list943076625048625507" text:style-name="L2">
        <text:list-item>
          <text:p text:style-name="P4">Hemos solicitado un excel con toda la información de los usuarios, tal y como nos paso el HUVR y el Macarena.Con esta información queremos obtener una foto del estado actual de la implantación. </text:p>
        </text:list-item>
      </text:list>
      <text:list xml:id="list679530857092752127" text:style-name="L3">
        <text:list-item>
          <text:p text:style-name="P5">No les han llegado incidencias sobre el bloqueo de iphone. </text:p>
        </text:list-item>
      </text:list>
      <text:list xml:id="list6426455234711382847" text:style-name="L4">
        <text:list-item>
          <text:p text:style-name="P6">Nos ha mandado los resultados de la prueba "wget" siendo satisfactorios ya que les dan el mismo tiempo que las pruebas realizadas tanto por Fran como por Inmaculada. </text:p>
        </text:list-item>
      </text:list>
      <text:p text:style-name="Text_20_body"/>
      <text:p text:style-name="Text_20_body"><text:span text:style-name="T24">Hospital Macarena:</text:span><text:line-break/><text:line-break/><text:span text:style-name="T10">Progreso de la implantación (aproximado) usuario/usuarios totales o cualquier otra forma de medir el progreso si es posible :  </text:span><text:span text:style-name="T9">27 usuarios </text:span><text:span text:style-name="T10"><text:line-break/>Fecha prevista para fin de la implantación : </text:span><text:span text:style-name="T9">Terminado</text:span><text:span text:style-name="T10"><text:line-break/>Número de usuarios : </text:span><text:span text:style-name="T9">27 usuarios</text:span><text:span text:style-name="T10"><text:line-break/>Número de terminales móviles : </text:span><text:span text:style-name="T9">4 </text:span><text:span text:style-name="T10"><text:line-break/>Terminales móviles utilizados : </text:span><text:span text:style-name="T9">Iphone</text:span><text:span text:style-name="T10"><text:line-break/>Usan outloook : </text:span><text:span text:style-name="T9">No</text:span><text:span text:style-name="T10"><text:line-break/>Usan Thunderbird : </text:span><text:span text:style-name="T9">Si</text:span><text:span text:style-name="T10"><text:line-break/>Usa contactos en servidor : </text:span><text:span text:style-name="T9">No y no tienen previsión de hacerlo</text:span><text:span text:style-name="T10"><text:line-break/><text:line-break/>No tienen agendas problematicas con gran volumen de citas ya que han hecho todas las migraciones de los dos o tres últimos meses.<text:line-break/>En el último contacto con el técnico nos informa que los usuarios están trabajando sin incidencias.<text:line-break/></text:span><text:soft-page-break/><text:span text:style-name="T10"><text:line-break/>Incidencias Vigentes:<text:line-break/><text:line-break/></text:span><text:span text:style-name="T6">114039</text:span><text:span text:style-name="T10"> --&gt; </text:span><text:bookmark text:name="j_id89:j_id1673"/><text:bookmark text:name="j_id89:descripcion23"/><text:span text:style-name="T10">Desactivación puntual de algunas de las agendas agata a las que estan suscritas algunas de las secretarias, volviendo a pedirles en thunderbird el usuario y contraseña de Agata. La incidencia fue puntual el día 27/02, en  posteriores contactos con el técnico nos ha informado que no se ha vuelto a reproducir. Estamos pendientes de confirmar que fue un error de conexión LDAP ya que vimos en los log de producción el siguiente error relacionado con una de las usuarias a las que le paso la incidencia :<text:line-break/></text:span><text:span text:style-name="T9">"27/feb/2015-12:37:54 WARN[ework.security.event.authentication.LoggerListener]  Authentication</text:span><text:span text:style-name="T10"> </text:span><text:span text:style-name="T9">event AuthenticationFailureBadCredentialsEvent: avelina.guzman.sspa;</text:span><text:span text:style-name="T10"> </text:span><text:span text:style-name="T9">details: org.springframework.security.ui.WebAuthenticationDetails@0:</text:span><text:span text:style-name="T10"> </text:span><text:span text:style-name="T9">RemoteIpAddress: 10.240.225.251; SessionId:9C1887472828DE86CCCE7E7EC3913CAC.sad; exception: Bad credentials"</text:span><text:span text:style-name="T8"><text:line-break/><text:line-break/></text:span><text:span text:style-name="T2"><text:line-break/></text:span><text:span text:style-name="T24">Hospital Virgen del Rocio:</text:span><text:line-break/><text:line-break/><text:span text:style-name="T10">Progreso de la implantación (aproximado) usuario/usuarios totales o cualquier otra forma de medir el progreso si es posible :  </text:span><text:span text:style-name="T9">Total de usuarios 48</text:span><text:span text:style-name="T10"><text:line-break/>Fecha prevista para fin de la implantación : </text:span><text:span text:style-name="T9">12/03/2015</text:span><text:span text:style-name="T10"><text:line-break/>Número de usuarios : </text:span><text:span text:style-name="T9">Actualmente migrados 42</text:span><text:span text:style-name="T10"><text:line-break/>Número de terminales móviles : </text:span><text:span text:style-name="T9">10 o 15</text:span><text:span text:style-name="T10"><text:line-break/>Terminales móviles utilizados : </text:span><text:span text:style-name="T9">Iphone </text:span><text:span text:style-name="T10"><text:line-break/>Usan outloook : </text:span><text:span text:style-name="T9">No</text:span><text:span text:style-name="T10"><text:line-break/>Usan Thunderbird : </text:span><text:span text:style-name="T9">Si</text:span><text:span text:style-name="T10"><text:line-break/>Usa contactos en servidor : </text:span><text:span text:style-name="T9">Los contactos los han importado desde outlook a thunderbird y si los sincronizan.</text:span><text:span text:style-name="T10"><text:line-break/><text:line-break/>En el último contacto con el técnico nos informa que los usuarios están trabajando sin incidencias y que la migración también ha transcurrido sin incidencias. Solo les queda un día de migración.<text:line-break/><text:line-break/>Incidencias Vigentes: </text:span><text:span text:style-name="T9">Ninguna</text:span><text:span text:style-name="T10"><text:line-break/></text:span><text:line-break/><text:line-break/><text:span text:style-name="T24">Hospital Virgen de la Victoria:</text:span><text:line-break/><text:line-break/><text:span text:style-name="T10">No tenemos datos de la migración ni contacto con el técnico, pero se abrió una incidencia, la cual ya está resuelta:<text:line-break/><text:line-break/></text:span><text:span text:style-name="T5">109131 </text:span><text:span text:style-name="T13">--&gt; Esta incidencia la creo Ceges es del Hospital Virgen de la Victoria, </text:span><text:bookmark text:name="j_id89:j_id1672"/><text:bookmark text:name="j_id89:descripcion22"/><text:span text:style-name="T13">"El calendario AGATA está momentáneamente no disponible" estaba pendiente de usuario y Ceges no tenía ninguna información adicional registrada, por lo que he llamado al usuario y me ha confirmado que se podía cerrar ya que se había solucionado. </text:span><text:span text:style-name="T11"><text:line-break/><text:line-break/></text:span><text:line-break/><text:span text:style-name="T17">Hospital Infanta Margarita:</text:span><text:span text:style-name="T12"><text:line-break/><text:line-break/></text:span><text:span text:style-name="T13">Pendiente de comunicación con el técnico para recoger información sobre el proceso de migración e implantación.<text:line-break/>Hemos recibido una incidencia por correo que indica, "cuando el usuario tiene 2 calendarios el último </text:span><text:soft-page-break/><text:span text:style-name="T13">siempre no se muestra y aparece el símbolo del triangulo amarillo". Estamos pendientes de mantener una reunión telefónica con el técnico</text:span><text:span text:style-name="T15"><text:line-break/></text:span><text:span text:style-name="T12"><text:line-break/><text:line-break/></text:span><text:span text:style-name="T24">INCIDENDIAS RECIBIDAS POR CEGES VIGENTES</text:span><text:span text:style-name="T23">:</text:span><text:line-break/><text:line-break/><text:span text:style-name="T22">111455</text:span><text:span text:style-name="T19"> --&gt; </text:span><text:span text:style-name="T10">Incidencia creada por Ceges, "</text:span><text:bookmark text:name="j_id89:j_id1671"/><text:bookmark text:name="j_id89:descripcion21"/><text:span text:style-name="T10">Problemas en AGATA, aparecen errores de Sincronizacion y no se muestran las mismas Citas por la web de Agata que en cliente", aparentemente podría ser el time out del CSA. El último comentario registrado en NAOS es del día 30/01 pidiendo información al usuario, en Ceges el último comentario registrado en su aplicación es del 03/02 donde el usuario reclamaba la incidencia. Les he pedido que actualicen el ticket naos y le indicaremos al usuario que haga el cambio de url.<text:line-break/></text:span><text:span text:style-name="T22"><text:line-break/>111664</text:span><text:span text:style-name="T10"> --&gt; Incidencia creada por Ceges que hace referencia al Time out del CSA, se le indica al usuario que cambie la url pero no ha contestado. He intentado contactar con él varias veces pero no ha sido posible. Queda pendiente la confirmación del usuario para proceder al cierre.<text:line-break/><text:line-break/></text:span><text:span text:style-name="T9">La comunicación entre el portal de Ceges y Naos se debe mejorar ya que en algunas incidencias (104024,113125 ) se han dado varias casuisticas por las que los tickets quedan en el aire, en uno de los casos había comentarios del usuario registrados en el portal de Ceges y no se habían trasladado al portal NAOS, y en otros casos cuando se queda pendiente de usuario no contesta nadie... posiblemente porque se quede en un buzón de Ce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6:56:58.220506857</meta:creation-date>
    <dc:date>2015-03-10T16:59:07.186297569</dc:date>
    <meta:editing-duration>P0D</meta:editing-duration>
    <meta:editing-cycles>1</meta:editing-cycles>
    <meta:document-statistic meta:table-count="0" meta:image-count="0" meta:object-count="0" meta:page-count="3" meta:paragraph-count="7" meta:word-count="1011" meta:character-count="6379" meta:non-whitespace-character-count="5348"/>
    <meta:generator>LibreOffice/4.2.7.2$Linux_X86_64 LibreOffice_project/420m0$Build-2</meta:generator>
  </office:meta>
</office:document-meta>
</file>